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95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POSITIVE: The Believer Should Always Praise God (95:1-7).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POSITIVE: The Believer Should Always Praise God (95:1-7).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For his creative works (95:4-5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For his creative works (95:4-5):<text:s text:c="1"/></text:span><text:span text:style-name="a452" text:class-names=""/></text:p>
          </draw:text-box>
          <svg:title/>
          <svg:desc/>
        </draw:frame>
        <draw:frame draw:id="id88" presentation:style-name="a467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dry land (95:5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sea (95:5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The mountains and the depths (95:4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</draw:page>
      <draw:page draw:name="Slide4" draw:style-name="a468" draw:master-page-name="Master1-Layout12-tx-Title-and-Text" presentation:presentation-page-layout-name="Master1-PPL12" draw:id="Slide-259">
        <draw:frame draw:id="id89" presentation:style-name="a472" draw:name="Title 1" svg:x="1.38in" svg:y="0.4in" svg:width="10.6in" svg:height="1.44965in" presentation:class="title" presentation:placeholder="false">
          <draw:text-box>
            <text:p text:style-name="a471" text:class-names="" text:cond-style-name=""><text:span text:style-name="a469" text:class-names="">THE POSITIVE: The Believer Should Always Praise God (95:1-7).<text:s text:c="1"/></text:span><text:span text:style-name="a470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><text:s text:c="1"/>For his creative works (95:4-5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For his redemptive works (95:1-3, 6-7)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For his redemptive works (95:1-3, 6-7)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He is the rock of salvation (95:1-3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He is the shepherd of the sheep (95:6-7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THE POSITIVE: The Believer Should Always Praise God (95:1-7).<text:s text:c="1"/></text:span><text:span text:style-name="a500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For his creative works (95:4-5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For his redemptive works (95:1-3, 6-7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PSALM 95<text:s text:c="1"/></text:span><text:span text:style-name="a515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THE POSITIVE: The Believer Should Always Praise God (95:1-7).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THE NEGATIVE: The Believer Should Never Provoke God. (95:8-11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2-tx-Title-and-Text" presentation:presentation-page-layout-name="Master1-PPL12" draw:id="Slide-263">
        <draw:frame draw:id="id97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THE NEGATIVE: The Believer Should Never Provoke God. (95:8-11):<text:s text:c="1"/></text:span><text:span text:style-name="a530" text:class-names=""/></text:p>
          </draw:text-box>
          <svg:title/>
          <svg:desc/>
        </draw:frame>
        <draw:frame draw:id="id98" presentation:style-name="a542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The terrible rebellion (95:8-9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he tragic results (95:10-11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9" draw:style-name="a543" draw:master-page-name="Master1-Layout12-tx-Title-and-Text" presentation:presentation-page-layout-name="Master1-PPL12" draw:id="Slide-264">
        <draw:frame draw:id="id99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<text:s text:c="1"/>The tragic results (95:10-11)<text:s text:c="1"/></text:span><text:span text:style-name="a545" text:class-names=""/></text:p>
          </draw:text-box>
          <svg:title/>
          <svg:desc/>
        </draw:frame>
        <draw:frame draw:id="id100" presentation:style-name="a557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<text:s text:c="1"/>During the 40-year march (95:10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Following the 40-year march (95:11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10" draw:style-name="a558" draw:master-page-name="Master1-Layout12-tx-Title-and-Text" presentation:presentation-page-layout-name="Master1-PPL12" draw:id="Slide-265">
        <draw:frame draw:id="id101" presentation:style-name="a562" draw:name="Title 1" svg:x="1.38in" svg:y="0.4in" svg:width="10.6in" svg:height="1.44965in" presentation:class="title" presentation:placeholder="false">
          <draw:text-box>
            <text:p text:style-name="a561" text:class-names="" text:cond-style-name=""><text:span text:style-name="a559" text:class-names="">THE NEGATIVE: The Believer Should Never Provoke God. (95:8-11):<text:s text:c="1"/></text:span><text:span text:style-name="a560" text:class-names=""/></text:p>
          </draw:text-box>
          <svg:title/>
          <svg:desc/>
        </draw:frame>
        <draw:frame draw:id="id102" presentation:style-name="a572" draw:name="Text Placeholder 2" svg:x="1.38in" svg:y="2in" svg:width="9.4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<text:s text:c="1"/>The terrible rebellion (95:8-9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The tragic results (95:10-11)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</draw:page>
      <draw:page draw:name="Slide11" draw:style-name="a573" draw:master-page-name="Master1-Layout12-tx-Title-and-Text" presentation:presentation-page-layout-name="Master1-PPL12" draw:id="Slide-266">
        <draw:frame draw:id="id103" presentation:style-name="a577" draw:name="Title 1" svg:x="1.38in" svg:y="0.4in" svg:width="10.6in" svg:height="1.44965in" presentation:class="title" presentation:placeholder="false">
          <draw:text-box>
            <text:p text:style-name="a576" text:class-names="" text:cond-style-name=""><text:span text:style-name="a574" text:class-names="">PSALM 95<text:s text:c="1"/></text:span><text:span text:style-name="a575" text:class-names=""/></text:p>
          </draw:text-box>
          <svg:title/>
          <svg:desc/>
        </draw:frame>
        <draw:frame draw:id="id104" presentation:style-name="a587" draw:name="Text Placeholder 2" svg:x="1.38in" svg:y="2in" svg:width="9.4in" svg:height="4.75868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8" text:class-names="">THE POSITIVE: The Believer Should Always Praise God (95:1-7).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THE NEGATIVE: The Believer Should Never Provoke God. (95:8-11):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95 </dc:title>
    <meta:initial-creator>David STRICKLAND</meta:initial-creator>
    <dc:creator>David STRICKLAND</dc:creator>
    <meta:creation-date>2020-02-23T23:20:18Z</meta:creation-date>
    <dc:date>2020-02-23T23:20:18Z</dc:date>
    <meta:template xlink:href="BibleStudy" xlink:type="simple"/>
    <meta:editing-cycles>1</meta:editing-cycles>
    <meta:editing-duration>PT0S</meta:editing-duration>
    <meta:document-statistic meta:paragraph-count="32" meta:word-count="286"/>
  </office:meta>
</office:document-meta>
</file>